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7_3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7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 1]</text:p>
      <text:p text:style-name="P7">For a funeral<text:span text:style-name="T2">/</text:span></text:p>
      <text:p text:style-name="P8"><text:span text:style-name="T2">How worthless my official ministration would be,/ if I were simply to tell why the unexpected death/ of Mrs J. I. gives special cause for mourning and la-/-mentation! <text:s/>I have always held as a useless re-/-ligion that which can intensify sorrow, but cannot/ mitigate it; that which has readily at its command/ the means of drawing tears of anguish, but which is/ destitute of any power to wipe them away. <text:s/>Now:/ some within reach of my voice may perhaps have/ mingled in the festive circle that only ten days ago/ enlivened this habitation. <text:s/>Without my recalling that/ whose mention must occasion distress, they will remem-/-ber the mother wrapped in her just wedded daughter,/ </text:span><text:span text:style-name="T3">recuring</text:span><text:span text:style-name="T4"> accepting congratulations, thankfully yet composedly,/ not mirthfully For to me she said that wishing her/ child the widest share of human happiness, she/ nevertheless almost regretted that another should become/ with her the recipient of an affection which she had/ solely enjoyed. <text:s/>Was that utterance the foreshadow-/-ing of so near a sad future? <text:s/>Was it a vague presenti-/</text:span></text:p>
      <text:p text:style-name="P8"><text:span text:style-name="T4"/></text:p>
      <text:p text:style-name="P8"><text:span text:style-name="T4">[Page 2]</text:span></text:p>
      <text:p text:style-name="P8"><text:span text:style-name="T4">-ment that maternal ties would so very soon/ be severed on earth, and that the marital ones would/ naturally grow stronger by reason of her absence? <text:s/>I/ know not, but the strange thought flashes across the/ mind, and elicits deep sympathy. <text:s/>Then, again,/ the reflection that the husband of the deceased, who,/ by his own confession, clung to his wife with a/ feeling of dependence, and needed her judgment and/ womanly thrift, has remained suddenly bereft of so/ essential a support; the reflection that an only/ son arrived at manhood, was wont still to bend/ and listen to his mother's counsel, to him so/ important, </text:span><text:soft-page-break/><text:span text:style-name="T4">and that to the innocent creatures born/ of her oldest, the endearments of the departed were/ sweet, all those considerations must draw forth/ sobs and sighs. <text:s/>But not to produce them, have/ I taken my stand beside this coffin. <text:s/>Our sister in/ faith has indeed left by her demise a void in her/ home, which will long be felt, and for the sake of/ her life-companion now inconsolable, and ever here-/-after greatly bereaved, we are principally sorry./ <text:s/>But the religion I teach has promises hailing/</text:span></text:p>
      <text:p text:style-name="P8"><text:span text:style-name="T4"/></text:p>
      <text:p text:style-name="P8"><text:span text:style-name="T4">[Page 3]</text:span></text:p>
      <text:p text:style-name="P8"><text:span text:style-name="T4">from Eden, redolent of joys. <text:s/>God's breathing/ which inspired intellectual creatures with knowledge,/ expires not. <text:s/>It outlives the dissolution of the/ instruments by which it acted here below, to soar aloft/ on the heights of immortality [Hebrew]/ "Surely, there abides a spirit in man, and the breath/ of the Almighty gives them understanding."/ <text:s/>What duties then devolve upon the living, who loved/ the beings imparadised, while embodied in a perishable/ form? <text:s/>Are mere conventionalities, </text:span><text:span text:style-name="T3">the</text:span><text:span text:style-name="T4"> face-darkening/ veil and the hanging crape evidences of the inner/ belief stirring up to action? <text:s/>Or, is the bare repetition/ of prayers, hastily and unmeditatively recited, fitting me-/-morials of those whom we cherish and delight to honor?/ <text:s/>To think so, is an offence to the teachings of the faith/ we profess. <text:s/>In the name of that faith I am commis-/-sioned to say to our brother and to his children, who/ bewail a terrestrial separation: Rise above your grief./ <text:s/>Comfort one another by deeds of righteousness. <text:s/>Whatever/ you will henceforth perform, which is practically Jewish/ in the way of piety, of humanity, of self-control, of/ self-denial, of mutual forgiveness and forbearance, do/</text:span></text:p>
      <text:p text:style-name="P8"><text:span text:style-name="T4"/></text:p>
      <text:p text:style-name="P8"><text:span text:style-name="T4">[Page 4]</text:span></text:p>
      <text:p text:style-name="P8"><text:span text:style-name="T4">it with a mind directed to the departed, for her/ sake, for her glorification, and she who now can com-/-prehend what she could but partially grasp when/ clothed in flesh, will accept your kindly sentiments./ <text:s/>With a grateful soul she will beseech God that such/ a happiness may attend you, as </text:span><text:span text:style-name="T3">it</text:span><text:span text:style-name="T4"> follows the exer-/-cises of what constitutes veritable Judaism, for it is/ written: [Hebrew] "blessings will crown the head/ of the just."/</text:span></text:p>
      <text:p text:style-name="P8"><text:span text:style-name="T4">Pour forth consolations, O compassionate Lord, on a/ family in Israel. <text:s/>Deign to dispel the gloom into/ which a sudden loss, great and irreparable on earth,/ has cast a father and his offspring. <text:s/>May they be/ infused with a profound sense of Thy justice in deal-/-ing with no mortals, and obtain relief and satis-/-faction by a demeanour </text:span><text:span text:style-name="T3">befe</text:span><text:span text:style-name="T4"> benefitting[sic!] Thy less favored/ creatures, enhancing the heavenly joys of the depart-/ed, and sanctifying Thy unity, O Lord and King/ of the Universe, the only Protector of our race, and/ the Saviour of all mankind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18T12:22:14.45</meta:creation-date>
    <dc:date>2012-10-18T13:16:17.67</dc:date>
    <dc:creator>Penn Libraries</dc:creator>
    <meta:editing-duration>PT00H07M32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0" meta:word-count="886" meta:character-count="5680"/>
  </office:meta>
</office:document-meta>
</file>